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ato" svg:font-family="Lato"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in" style:contextual-spacing="false" fo:line-height="100%" fo:text-align="center" style:justify-single-word="false" fo:padding-left="0in" fo:padding-right="0in" fo:padding-top="0in" fo:padding-bottom="0.028in" fo:border-left="none" fo:border-right="none" fo:border-top="none" fo:border-bottom="0.99pt solid #000000"/>
    </style:style>
    <style:style style:name="P2" style:family="paragraph" style:parent-style-name="Standard">
      <style:paragraph-properties fo:margin-top="0in" fo:margin-bottom="0in" style:contextual-spacing="false" fo:line-height="100%" fo:padding="0in" fo:border="none"/>
    </style:style>
    <style:style style:name="P3" style:family="paragraph" style:parent-style-name="Standard">
      <style:paragraph-properties fo:margin-top="0in" fo:margin-bottom="0in" style:contextual-spacing="false" fo:line-height="100%"/>
    </style:style>
    <style:style style:name="P4" style:family="paragraph" style:parent-style-name="Standard">
      <style:paragraph-properties fo:margin-top="0in" fo:margin-bottom="0in" style:contextual-spacing="false" fo:line-height="100%" fo:padding="0in" fo:border="none">
        <style:tab-stops>
          <style:tab-stop style:position="6.998in" style:type="right"/>
        </style:tab-stops>
      </style:paragraph-properties>
    </style:style>
    <style:style style:name="P5" style:family="paragraph" style:parent-style-name="Standard">
      <style:paragraph-properties fo:line-height="100%" fo:padding="0in" fo:border="none">
        <style:tab-stops>
          <style:tab-stop style:position="6.998in" style:type="right"/>
        </style:tab-stops>
      </style:paragraph-properties>
    </style:style>
    <style:style style:name="P6" style:family="paragraph" style:parent-style-name="Standard">
      <style:paragraph-properties fo:line-height="100%" fo:padding="0in" fo:border="none">
        <style:tab-stops>
          <style:tab-stop style:position="6.998in" style:type="right"/>
        </style:tab-stops>
      </style:paragraph-properties>
      <style:text-properties officeooo:paragraph-rsid="0016a483"/>
    </style:style>
    <style:style style:name="P7" style:family="paragraph" style:parent-style-name="Standard">
      <style:paragraph-properties fo:margin-top="0in" fo:margin-bottom="0in" style:contextual-spacing="false" fo:line-height="100%" fo:padding="0in" fo:border="none">
        <style:tab-stops>
          <style:tab-stop style:position="7in" style:type="right"/>
        </style:tab-stops>
      </style:paragraph-properties>
    </style:style>
    <style:style style:name="P8" style:family="paragraph" style:parent-style-name="Standard">
      <style:paragraph-properties fo:margin-top="0in" fo:margin-bottom="0in" style:contextual-spacing="false" fo:line-height="100%" fo:padding="0in" fo:border="none">
        <style:tab-stops>
          <style:tab-stop style:position="7in" style:type="right"/>
        </style:tab-stops>
      </style:paragraph-properties>
      <style:text-properties officeooo:paragraph-rsid="00156191"/>
    </style:style>
    <style:style style:name="P9" style:family="paragraph" style:parent-style-name="Standard">
      <style:paragraph-properties fo:line-height="100%" fo:padding="0in" fo:border="none"/>
    </style:style>
    <style:style style:name="P10" style:family="paragraph" style:parent-style-name="Standard">
      <style:paragraph-properties fo:margin-left="0in" fo:margin-right="0in" fo:margin-top="0in" fo:margin-bottom="0in" style:contextual-spacing="false" fo:line-height="100%" fo:text-indent="0in" style:auto-text-indent="false" fo:padding="0in" fo:border="none"/>
      <style:text-properties officeooo:paragraph-rsid="0013b3ec"/>
    </style:style>
    <style:style style:name="P11" style:family="paragraph" style:parent-style-name="Standard">
      <style:paragraph-properties fo:margin-left="0in" fo:margin-right="0in" fo:margin-top="0in" fo:margin-bottom="0in" style:contextual-spacing="false" fo:line-height="100%" fo:text-indent="0in" style:auto-text-indent="false" fo:padding="0in" fo:border="none"/>
      <style:text-properties style:font-name="Calibri" fo:font-size="11.5pt" style:font-name-asian="Calibri1" style:font-size-asian="11.5pt" style:font-name-complex="Calibri1" style:font-size-complex="11.5pt"/>
    </style:style>
    <style:style style:name="P12" style:family="paragraph" style:parent-style-name="Standard">
      <style:paragraph-properties fo:margin-left="0in" fo:margin-right="0in" fo:margin-top="0in" fo:margin-bottom="0in" style:contextual-spacing="false" fo:line-height="100%" fo:text-indent="0in" style:auto-text-indent="false"/>
      <style:text-properties style:font-name="Calibri" fo:font-size="10pt" style:font-name-asian="Calibri1" style:font-size-asian="10pt" style:font-name-complex="Calibri1" style:font-size-complex="10pt"/>
    </style:style>
    <style:style style:name="P13" style:family="paragraph" style:parent-style-name="Standard">
      <style:paragraph-properties fo:margin-top="0in" fo:margin-bottom="0in" style:contextual-spacing="false" fo:line-height="100%" fo:padding="0in" fo:border="none"/>
      <style:text-properties style:font-name="Calibri" fo:font-size="10pt" style:font-name-asian="Calibri1" style:font-size-asian="10pt" style:font-name-complex="Calibri1" style:font-size-complex="10pt"/>
    </style:style>
    <style:style style:name="P14" style:family="paragraph" style:parent-style-name="Standard">
      <style:paragraph-properties fo:margin-top="0in" fo:margin-bottom="0in" style:contextual-spacing="false" fo:line-height="100%"/>
      <style:text-properties style:font-name="Calibri" fo:font-size="10pt" style:font-name-asian="Calibri1" style:font-size-asian="10pt" style:font-name-complex="Calibri1" style:font-size-complex="10pt"/>
    </style:style>
    <style:style style:name="P15" style:family="paragraph" style:parent-style-name="Standard">
      <style:paragraph-properties fo:margin-top="0in" fo:margin-bottom="0in" style:contextual-spacing="false" fo:line-height="100%" fo:padding="0in" fo:border="none">
        <style:tab-stops>
          <style:tab-stop style:position="6.998in" style:type="right"/>
        </style:tab-stops>
      </style:paragraph-properties>
      <style:text-properties style:font-name="Calibri" fo:font-size="10pt" fo:font-weight="bold" style:font-name-asian="Calibri1" style:font-size-asian="10pt" style:font-weight-asian="bold" style:font-name-complex="Calibri1" style:font-size-complex="10pt"/>
    </style:style>
    <style:style style:name="P16" style:family="paragraph" style:parent-style-name="Standard">
      <style:paragraph-properties fo:margin-top="0in" fo:margin-bottom="0in" style:contextual-spacing="false" fo:line-height="100%" fo:padding="0in" fo:border="none"/>
      <style:text-properties style:font-name="Calibri" fo:font-size="7pt" style:font-name-asian="Calibri1" style:font-size-asian="7pt" style:font-name-complex="Calibri1" style:font-size-complex="7pt"/>
    </style:style>
    <style:style style:name="P17" style:family="paragraph" style:parent-style-name="Standard">
      <style:paragraph-properties fo:line-height="100%">
        <style:tab-stops>
          <style:tab-stop style:position="7.3126in" style:type="right"/>
        </style:tab-stops>
      </style:paragraph-properties>
      <style:text-properties style:font-name="Lato"/>
    </style:style>
    <style:style style:name="P18" style:family="paragraph" style:parent-style-name="Standard">
      <style:paragraph-properties fo:margin-top="0in" fo:margin-bottom="0in" style:contextual-spacing="false" fo:line-height="100%" fo:padding="0in" fo:border="none"/>
      <style:text-properties style:font-name="Lato"/>
    </style:style>
    <style:style style:name="P19" style:family="paragraph" style:parent-style-name="Standard">
      <style:paragraph-properties fo:line-height="100%">
        <style:tab-stops>
          <style:tab-stop style:position="7.3165in" style:type="right"/>
        </style:tab-stops>
      </style:paragraph-properties>
      <style:text-properties style:font-name="Lato" fo:font-size="10pt" fo:background-color="#ffffff" style:font-name-asian="Calibri1" style:font-size-asian="10pt" style:font-name-complex="Calibri1" style:font-size-complex="10pt"/>
    </style:style>
    <style:style style:name="P20" style:family="paragraph" style:parent-style-name="Standard">
      <style:paragraph-properties fo:margin-left="0in" fo:margin-right="0in" fo:line-height="100%" fo:text-indent="0in" style:auto-text-indent="false"/>
      <style:text-properties style:font-name="Lato" fo:font-size="10pt" style:font-name-asian="Calibri1" style:font-size-asian="10pt" style:font-name-complex="Calibri1" style:font-size-complex="10pt"/>
    </style:style>
    <style:style style:name="P21" style:family="paragraph" style:parent-style-name="Standard">
      <style:paragraph-properties fo:line-height="100%" fo:padding="0in" fo:border="none">
        <style:tab-stops>
          <style:tab-stop style:position="6.998in" style:type="right"/>
        </style:tab-stops>
      </style:paragraph-properties>
      <style:text-properties style:font-name="Lato" fo:font-size="10pt" fo:font-weight="bold" style:font-name-asian="Calibri1" style:font-size-asian="10pt" style:font-weight-asian="bold" style:font-name-complex="Calibri1" style:font-size-complex="10pt"/>
    </style:style>
    <style:style style:name="P22" style:family="paragraph" style:parent-style-name="Standard">
      <style:paragraph-properties fo:margin-top="0in" fo:margin-bottom="0in" style:contextual-spacing="false" fo:line-height="100%" fo:padding="0in" fo:border="none"/>
      <style:text-properties style:font-name="Lato" fo:font-size="10pt" style:font-size-asian="10pt" style:font-size-complex="10pt"/>
    </style:style>
    <style:style style:name="P23" style:family="paragraph" style:parent-style-name="Standard">
      <style:paragraph-properties fo:line-height="100%" fo:padding="0in" fo:border="none">
        <style:tab-stops>
          <style:tab-stop style:position="6.998in" style:type="right"/>
        </style:tab-stops>
      </style:paragraph-properties>
      <style:text-properties style:font-name="Lato" fo:font-size="10pt" officeooo:paragraph-rsid="0016a483" style:font-size-asian="10pt" style:font-size-complex="10pt"/>
    </style:style>
    <style:style style:name="P24" style:family="paragraph" style:parent-style-name="Standard">
      <style:paragraph-properties fo:margin-top="0in" fo:margin-bottom="0in" style:contextual-spacing="false" fo:line-height="100%" fo:padding="0in" fo:border="none"/>
      <style:text-properties style:font-name="Lato" fo:font-size="7pt" style:font-name-asian="Calibri1" style:font-size-asian="7pt" style:font-name-complex="Calibri1" style:font-size-complex="7pt"/>
    </style:style>
    <style:style style:name="P25" style:family="paragraph" style:parent-style-name="Standard">
      <style:paragraph-properties fo:margin-top="0in" fo:margin-bottom="0in" style:contextual-spacing="false" fo:line-height="100%" fo:padding="0in" fo:border="none"/>
      <style:text-properties style:font-name="Lato" fo:font-size="11.5pt" style:text-underline-style="solid" style:text-underline-width="auto" style:text-underline-color="font-color" style:font-name-asian="Calibri1" style:font-size-asian="11.5pt" style:font-name-complex="Calibri1" style:font-size-complex="11.5pt"/>
    </style:style>
    <style:style style:name="P26" style:family="paragraph" style:parent-style-name="Standard">
      <style:paragraph-properties fo:margin-top="0in" fo:margin-bottom="0in" style:contextual-spacing="false" fo:line-height="100%" fo:padding="0in" fo:border="none"/>
      <style:text-properties style:font-name="Lato" fo:font-size="12pt" style:font-size-asian="12pt" style:font-size-complex="12pt"/>
    </style:style>
    <style:style style:name="P27" style:family="paragraph" style:parent-style-name="Standard" style:master-page-name="Standard">
      <style:paragraph-properties fo:margin-left="0in" fo:margin-right="0in" fo:margin-top="0in" fo:margin-bottom="0in" style:contextual-spacing="false" fo:line-height="100%" fo:text-align="center" style:justify-single-word="false" fo:text-indent="0in" style:auto-text-indent="false" style:page-number="1" fo:padding="0in" fo:border="none"/>
      <style:text-properties officeooo:paragraph-rsid="001147bd"/>
    </style:style>
    <style:style style:name="P28" style:family="paragraph" style:parent-style-name="Standard" style:list-style-name="WWNum5">
      <style:paragraph-properties fo:margin-left="0.5in" fo:margin-right="0in" fo:line-height="100%" fo:text-indent="-0.25in" style:auto-text-indent="false"/>
    </style:style>
    <style:style style:name="P29" style:family="paragraph" style:parent-style-name="Standard">
      <style:paragraph-properties fo:margin-top="0in" fo:margin-bottom="0in" style:contextual-spacing="false" fo:line-height="100%" fo:padding="0in" fo:border="none"/>
    </style:style>
    <style:style style:name="P30" style:family="paragraph" style:parent-style-name="Standard">
      <style:paragraph-properties fo:line-height="100%" fo:padding="0in" fo:border="none"/>
      <style:text-properties officeooo:paragraph-rsid="001d8b11"/>
    </style:style>
    <style:style style:name="P31" style:family="paragraph" style:parent-style-name="Standard">
      <style:paragraph-properties fo:line-height="100%" fo:padding="0in" fo:border="none">
        <style:tab-stops>
          <style:tab-stop style:position="6.998in" style:type="right"/>
        </style:tab-stops>
      </style:paragraph-properties>
      <style:text-properties officeooo:paragraph-rsid="0016a483"/>
    </style:style>
    <style:style style:name="P32" style:family="paragraph" style:parent-style-name="Standard">
      <style:paragraph-properties fo:margin-left="0in" fo:margin-right="0in" fo:margin-top="0in" fo:margin-bottom="0in" style:contextual-spacing="false" fo:line-height="100%" fo:text-align="center" style:justify-single-word="false" fo:text-indent="0in" style:auto-text-indent="false" fo:padding="0in" fo:border="none"/>
      <style:text-properties style:font-name="Calibri" fo:font-size="21pt" officeooo:paragraph-rsid="001147bd" style:font-name-asian="Calibri1" style:font-size-asian="21pt" style:font-name-complex="Calibri1" style:font-size-complex="21pt"/>
    </style:style>
    <style:style style:name="P33" style:family="paragraph" style:parent-style-name="Standard" style:list-style-name="WWNum5">
      <style:paragraph-properties fo:margin-left="0.5in" fo:margin-right="0in" fo:line-height="100%" fo:text-indent="-0.25in" style:auto-text-indent="false"/>
      <style:text-properties style:font-name="Calibri" fo:font-size="10pt" style:font-name-asian="Calibri1" style:font-size-asian="10pt" style:font-name-complex="Calibri1" style:font-size-complex="10pt"/>
    </style:style>
    <style:style style:name="P34" style:family="paragraph" style:parent-style-name="Standard">
      <style:paragraph-properties fo:line-height="100%" fo:padding="0in" fo:border="none">
        <style:tab-stops>
          <style:tab-stop style:position="6.998in" style:type="right"/>
        </style:tab-stops>
      </style:paragraph-properties>
      <style:text-properties style:font-name="Calibri" fo:font-size="10pt" style:font-name-asian="Calibri1" style:font-size-asian="10pt" style:font-name-complex="Calibri1" style:font-size-complex="10pt"/>
    </style:style>
    <style:style style:name="P35" style:family="paragraph" style:parent-style-name="Standard" style:list-style-name="WWNum4">
      <style:paragraph-properties fo:margin-left="0.5in" fo:margin-right="0in" fo:margin-top="0in" fo:margin-bottom="0in" style:contextual-spacing="false" fo:line-height="100%" fo:text-indent="-0.25in" style:auto-text-indent="false"/>
      <style:text-properties style:font-name="Calibri" fo:font-size="10pt" officeooo:paragraph-rsid="001a73ed" style:font-name-asian="Calibri1" style:font-size-asian="10pt" style:font-name-complex="Calibri1" style:font-size-complex="10pt"/>
    </style:style>
    <style:style style:name="P36" style:family="paragraph" style:parent-style-name="Standard" style:list-style-name="WWNum4">
      <style:paragraph-properties fo:margin-left="0.5in" fo:margin-right="0in" fo:margin-top="0in" fo:margin-bottom="0in" style:contextual-spacing="false" fo:line-height="100%" fo:text-indent="-0.25in" style:auto-text-indent="false"/>
      <style:text-properties style:font-name="Calibri" fo:font-size="10pt" style:font-name-asian="Calibri1" style:font-size-asian="10pt" style:font-name-complex="Calibri1" style:font-size-complex="10pt"/>
    </style:style>
    <style:style style:name="P37" style:family="paragraph" style:parent-style-name="Standard" style:list-style-name="WWNum5">
      <style:paragraph-properties fo:margin-left="0.5in" fo:margin-right="0in" fo:line-height="100%" fo:text-indent="-0.25in" style:auto-text-indent="false"/>
      <style:text-properties style:font-name="Calibri" fo:font-size="10pt" officeooo:rsid="001d8b11" officeooo:paragraph-rsid="001e8262" style:font-name-asian="Calibri1" style:font-size-asian="10pt" style:font-name-complex="Calibri1" style:font-size-complex="10pt"/>
    </style:style>
    <style:style style:name="P38" style:family="paragraph" style:parent-style-name="Standard">
      <style:paragraph-properties fo:line-height="100%" fo:padding="0in" fo:border="none">
        <style:tab-stops>
          <style:tab-stop style:position="6.998in" style:type="right"/>
        </style:tab-stops>
      </style:paragraph-properties>
      <style:text-properties style:font-name="Calibri" fo:font-size="10pt" fo:font-style="italic" officeooo:paragraph-rsid="0016a483" style:font-name-asian="Calibri1" style:font-size-asian="10pt" style:font-style-asian="italic" style:font-name-complex="Calibri1" style:font-size-complex="10pt"/>
    </style:style>
    <style:style style:name="P39" style:family="paragraph" style:parent-style-name="Standard" style:list-style-name="WWNum1">
      <style:paragraph-properties fo:margin-left="0.5in" fo:margin-right="0in" fo:line-height="100%" fo:text-indent="-0.25in" style:auto-text-indent="false"/>
      <style:text-properties style:font-name="Lato" fo:font-size="10pt" style:font-name-asian="Calibri1" style:font-size-asian="10pt" style:font-name-complex="Calibri1" style:font-size-complex="10pt"/>
    </style:style>
    <style:style style:name="P40" style:family="paragraph" style:parent-style-name="Standard" style:list-style-name="WWNum1">
      <style:paragraph-properties fo:margin-left="0.5in" fo:margin-right="0in" fo:margin-top="0in" fo:margin-bottom="0in" style:contextual-spacing="false" fo:line-height="100%" fo:text-indent="-0.25in" style:auto-text-indent="false"/>
      <style:text-properties style:font-name="Lato" fo:font-size="10pt" style:font-name-asian="Calibri1" style:font-size-asian="10pt" style:font-name-complex="Calibri1" style:font-size-complex="10pt"/>
    </style:style>
    <style:style style:name="P41" style:family="paragraph" style:parent-style-name="Standard" style:list-style-name="WWNum1">
      <style:paragraph-properties fo:margin-left="0.5in" fo:margin-right="0in" fo:line-height="100%" fo:text-indent="-0.25in" style:auto-text-indent="false"/>
      <style:text-properties style:font-name="Lato" fo:font-size="10pt" officeooo:paragraph-rsid="001d8b11" style:font-name-asian="Calibri1" style:font-size-asian="10pt" style:font-name-complex="Calibri1" style:font-size-complex="10pt"/>
    </style:style>
    <style:style style:name="P42" style:family="paragraph" style:parent-style-name="Standard" style:list-style-name="WWNum1">
      <style:paragraph-properties fo:margin-left="0.5in" fo:margin-right="0in" fo:line-height="100%" fo:text-indent="-0.25in" style:auto-text-indent="false"/>
      <style:text-properties style:font-name="Lato" fo:font-size="10pt" officeooo:paragraph-rsid="001e8262" style:font-name-asian="Calibri1" style:font-size-asian="10pt" style:font-name-complex="Calibri1" style:font-size-complex="10pt"/>
    </style:style>
    <style:style style:name="P43" style:family="paragraph" style:parent-style-name="Standard" style:list-style-name="WWNum3">
      <style:paragraph-properties fo:margin-left="0.5in" fo:margin-right="0in" fo:line-height="100%" fo:text-indent="-0.25in" style:auto-text-indent="false"/>
      <style:text-properties style:font-name="Lato" fo:font-size="10pt" style:font-name-asian="Calibri1" style:font-size-asian="10pt" style:font-name-complex="Calibri1" style:font-size-complex="10pt"/>
    </style:style>
    <style:style style:name="P44" style:family="paragraph" style:parent-style-name="Standard" style:list-style-name="WWNum5">
      <style:paragraph-properties fo:margin-left="0.5in" fo:margin-right="0in" fo:line-height="100%" fo:text-indent="-0.25in" style:auto-text-indent="false"/>
      <style:text-properties style:font-name="Lato" fo:font-size="10pt" style:font-name-asian="Calibri1" style:font-size-asian="10pt" style:font-name-complex="Calibri1" style:font-size-complex="10pt"/>
    </style:style>
    <style:style style:name="P45" style:family="paragraph" style:parent-style-name="Standard" style:list-style-name="WWNum2">
      <style:paragraph-properties fo:margin-left="0.5in" fo:margin-right="0in" fo:margin-top="0in" fo:margin-bottom="0in" style:contextual-spacing="false" fo:line-height="100%" fo:text-indent="-0.25in" style:auto-text-indent="false"/>
      <style:text-properties style:font-name="Lato" fo:font-size="10pt" style:font-name-asian="Calibri1" style:font-size-asian="10pt" style:font-name-complex="Calibri1" style:font-size-complex="10pt"/>
    </style:style>
    <style:style style:name="P46" style:family="paragraph" style:parent-style-name="Standard" style:list-style-name="WWNum1">
      <style:paragraph-properties fo:margin-left="0.5in" fo:margin-right="0in" fo:line-height="100%" fo:text-indent="-0.25in" style:auto-text-indent="false"/>
      <style:text-properties style:font-name="Lato" fo:font-size="10pt" officeooo:rsid="001d8b11" officeooo:paragraph-rsid="001d8b11" style:font-name-asian="Calibri1" style:font-size-asian="10pt" style:font-name-complex="Calibri1" style:font-size-complex="10pt"/>
    </style:style>
    <style:style style:name="P47" style:family="paragraph" style:parent-style-name="Standard" style:list-style-name="WWNum1">
      <style:paragraph-properties fo:margin-left="0.5in" fo:margin-right="0in" fo:line-height="100%" fo:text-indent="-0.25in" style:auto-text-indent="false"/>
      <style:text-properties style:font-name="Lato" fo:font-size="10pt" officeooo:rsid="001e8262" officeooo:paragraph-rsid="001e8262" style:font-name-asian="Calibri1" style:font-size-asian="10pt" style:font-name-complex="Calibri1" style:font-size-complex="10pt"/>
    </style:style>
    <style:style style:name="P48" style:family="paragraph" style:parent-style-name="Standard" style:list-style-name="WWNum5">
      <style:paragraph-properties fo:margin-left="0.5in" fo:margin-right="0in" fo:margin-top="0in" fo:margin-bottom="0.0417in" style:contextual-spacing="false" fo:line-height="100%" fo:text-indent="-0.25in" style:auto-text-indent="false"/>
      <style:text-properties style:font-name="Lato" fo:font-size="10pt" fo:background-color="#ffffff" style:font-name-asian="Calibri1" style:font-size-asian="10pt" style:font-name-complex="Calibri1" style:font-size-complex="10pt"/>
    </style:style>
    <style:style style:name="P49" style:family="paragraph" style:parent-style-name="Standard" style:list-style-name="WWNum5">
      <style:paragraph-properties fo:margin-left="0.5in" fo:margin-right="0in" fo:margin-top="0in" fo:margin-bottom="0in" style:contextual-spacing="false" fo:line-height="100%" fo:text-indent="-0.25in" style:auto-text-indent="false"/>
      <style:text-properties style:font-name="Lato" fo:font-size="10pt" fo:background-color="#ffffff" style:font-name-asian="Calibri1" style:font-size-asian="10pt" style:font-name-complex="Calibri1" style:font-size-complex="10pt"/>
    </style:style>
    <style:style style:name="T1" style:family="text">
      <style:text-properties style:font-name="Calibri" fo:font-size="21pt" fo:font-weight="bold" style:font-name-asian="Calibri1" style:font-size-asian="21pt" style:font-weight-asian="bold" style:font-name-complex="Calibri1" style:font-size-complex="21pt"/>
    </style:style>
    <style:style style:name="T2" style:family="text">
      <style:text-properties style:font-name="Calibri" fo:font-size="21pt" style:font-name-asian="Calibri1" style:font-size-asian="21pt" style:font-name-complex="Calibri1" style:font-size-complex="21pt"/>
    </style:style>
    <style:style style:name="T3" style:family="text">
      <style:text-properties style:font-name="Calibri" style:font-name-asian="Calibri1" style:font-name-complex="Calibri1"/>
    </style:style>
    <style:style style:name="T4" style:family="text">
      <style:text-properties style:font-name="Calibri" officeooo:rsid="00125fbc" style:font-name-asian="Calibri1" style:font-name-complex="Calibri1"/>
    </style:style>
    <style:style style:name="T5" style:family="text">
      <style:text-properties style:font-name="Calibri" fo:font-size="11.5pt" style:font-name-asian="Calibri1" style:font-size-asian="11.5pt" style:font-name-complex="Calibri1" style:font-size-complex="11.5pt"/>
    </style:style>
    <style:style style:name="T6" style:family="text">
      <style:text-properties style:font-name="Calibri" fo:font-size="10pt" style:font-name-asian="Calibri1" style:font-size-asian="10pt" style:font-name-complex="Calibri1" style:font-size-complex="10pt"/>
    </style:style>
    <style:style style:name="T7" style:family="text">
      <style:text-properties style:font-name="Calibri" fo:font-size="10pt" fo:font-weight="bold" style:font-name-asian="Calibri1" style:font-size-asian="10pt" style:font-weight-asian="bold" style:font-name-complex="Calibri1" style:font-size-complex="10pt"/>
    </style:style>
    <style:style style:name="T8" style:family="text">
      <style:text-properties style:font-name="Calibri" fo:font-size="10pt" fo:font-style="italic" style:font-name-asian="Calibri1" style:font-size-asian="10pt" style:font-style-asian="italic" style:font-name-complex="Calibri1" style:font-size-complex="10pt"/>
    </style:style>
    <style:style style:name="T9" style:family="text">
      <style:text-properties style:font-name="Calibri" fo:font-size="12pt" style:text-underline-style="solid" style:text-underline-width="auto" style:text-underline-color="font-color" style:font-name-asian="Calibri1" style:font-size-asian="12pt" style:font-name-complex="Calibri1" style:font-size-complex="12pt"/>
    </style:style>
    <style:style style:name="T10" style:family="text">
      <style:text-properties style:font-name="Calibri" fo:font-size="12pt" style:font-name-asian="Calibri1" style:font-size-asian="12pt" style:font-name-complex="Calibri1" style:font-size-complex="12pt"/>
    </style:style>
    <style:style style:name="T11" style:family="text">
      <style:text-properties style:font-name="Calibri" fo:font-style="italic" fo:font-weight="bold" style:font-name-asian="Calibri1" style:font-style-asian="italic" style:font-weight-asian="bold" style:font-name-complex="Calibri1"/>
    </style:style>
    <style:style style:name="T12" style:family="text">
      <style:text-properties fo:color="#0000ff" loext:opacity="100%" style:font-name="Calibri" style:text-underline-style="solid" style:text-underline-width="auto" style:text-underline-color="font-color" style:font-name-asian="Calibri1" style:font-name-complex="Calibri1"/>
    </style:style>
    <style:style style:name="T13" style:family="text">
      <style:text-properties fo:color="#0000ff" loext:opacity="100%" style:font-name="Lato" fo:font-size="10pt" style:text-underline-style="solid" style:text-underline-width="auto" style:text-underline-color="font-color" style:font-name-asian="Calibri1" style:font-size-asian="10pt" style:font-name-complex="Calibri1" style:font-size-complex="10pt"/>
    </style:style>
    <style:style style:name="T14" style:family="text">
      <style:text-properties fo:color="#1155cc" loext:opacity="100%" style:font-name="Calibri" fo:font-size="10pt" style:text-underline-style="solid" style:text-underline-width="auto" style:text-underline-color="font-color" style:font-name-asian="Calibri1" style:font-size-asian="10pt" style:font-name-complex="Calibri1" style:font-size-complex="10pt"/>
    </style:style>
    <style:style style:name="T15" style:family="text">
      <style:text-properties fo:color="#1155cc" loext:opacity="100%" style:font-name="Calibri" fo:font-size="10pt" style:text-underline-style="solid" style:text-underline-width="auto" style:text-underline-color="font-color" fo:font-weight="bold" style:font-name-asian="Calibri1" style:font-size-asian="10pt" style:font-weight-asian="bold" style:font-name-complex="Calibri1" style:font-size-complex="10pt"/>
    </style:style>
    <style:style style:name="T16" style:family="text">
      <style:text-properties fo:color="#1155cc" loext:opacity="100%" style:font-name="Lato" fo:font-size="10pt" style:text-underline-style="solid" style:text-underline-width="auto" style:text-underline-color="font-color" style:font-name-asian="Calibri1" style:font-size-asian="10pt" style:font-name-complex="Calibri1" style:font-size-complex="10pt"/>
    </style:style>
    <style:style style:name="T17" style:family="text">
      <style:text-properties fo:font-size="10pt" style:font-size-asian="10pt" style:font-size-complex="10pt"/>
    </style:style>
    <style:style style:name="T18" style:family="text">
      <style:text-properties fo:font-size="10pt" fo:background-color="#ffffff" loext:char-shading-value="0" style:font-name-asian="Calibri1" style:font-size-asian="10pt" style:font-name-complex="Calibri1" style:font-size-complex="10pt"/>
    </style:style>
    <style:style style:name="T19" style:family="text">
      <style:text-properties fo:font-size="10pt" fo:font-weight="bold" style:font-name-asian="Calibri1" style:font-size-asian="10pt" style:font-weight-asian="bold" style:font-name-complex="Calibri1" style:font-size-complex="10pt"/>
    </style:style>
    <style:style style:name="T20" style:family="text">
      <style:text-properties fo:font-size="10pt" fo:font-weight="bold" fo:background-color="#ffffff" loext:char-shading-value="0" style:font-name-asian="Calibri1" style:font-size-asian="10pt" style:font-weight-asian="bold" style:font-name-complex="Calibri1" style:font-size-complex="10pt"/>
    </style:style>
    <style:style style:name="T21" style:family="text">
      <style:text-properties fo:font-size="10pt" style:font-name-asian="Calibri1" style:font-size-asian="10pt" style:font-name-complex="Calibri1" style:font-size-complex="10pt"/>
    </style:style>
    <style:style style:name="T22" style:family="text">
      <style:text-properties fo:font-size="10pt" fo:font-style="italic" style:font-name-asian="Calibri1" style:font-size-asian="10pt" style:font-style-asian="italic" style:font-name-complex="Calibri1" style:font-size-complex="10pt"/>
    </style:style>
    <style:style style:name="T23" style:family="text">
      <style:text-properties fo:font-weight="bold" style:font-name-asian="Calibri1" style:font-weight-asian="bold" style:font-name-complex="Calibri1"/>
    </style:style>
    <style:style style:name="T24" style:family="text">
      <style:text-properties style:font-name="Lato" fo:font-size="11pt" style:text-underline-style="none" style:font-name-asian="Calibri1" style:font-size-asian="11pt" style:font-name-complex="Calibri1" style:font-size-complex="11pt"/>
    </style:style>
    <style:style style:name="T25" style:family="text">
      <style:text-properties style:font-name="Lato" fo:font-size="11pt" style:font-name-asian="Calibri1" style:font-size-asian="11pt" style:font-name-complex="Calibri1" style:font-size-complex="11pt"/>
    </style:style>
    <style:style style:name="T26" style:family="text">
      <style:text-properties style:font-name="Lato" fo:font-size="10pt" style:font-name-asian="Calibri1" style:font-size-asian="10pt" style:font-name-complex="Calibri1" style:font-size-complex="10pt"/>
    </style:style>
    <style:style style:name="T27" style:family="text">
      <style:text-properties style:font-name="Lato" fo:font-size="10pt" officeooo:rsid="001d8b11" style:font-name-asian="Calibri1" style:font-size-asian="10pt" style:font-name-complex="Calibri1" style:font-size-complex="10pt"/>
    </style:style>
    <style:style style:name="T28" style:family="text">
      <style:text-properties style:font-name="Lato" fo:font-size="10pt" fo:font-weight="bold" style:font-name-asian="Calibri1" style:font-size-asian="10pt" style:font-weight-asian="bold" style:font-name-complex="Calibri1" style:font-size-complex="10pt"/>
    </style:style>
    <style:style style:name="T29" style:family="text">
      <style:text-properties style:font-name="Lato" fo:font-size="10pt" style:font-size-asian="10pt" style:font-size-complex="10pt"/>
    </style:style>
    <style:style style:name="T30" style:family="text">
      <style:text-properties style:font-name="Lato" fo:font-size="10pt" fo:font-style="italic" style:font-name-asian="Calibri1" style:font-size-asian="10pt" style:font-style-asian="italic" style:font-name-complex="Calibri1" style:font-size-complex="10pt"/>
    </style:style>
    <style:style style:name="T31" style:family="text">
      <style:text-properties style:font-name="Lato" fo:font-size="10pt" fo:font-style="italic" style:font-name-asian="Calibri1" style:font-size-asian="10pt" style:font-style-asian="italic" style:font-name-complex="Calibri1" style:font-size-complex="10pt" style:font-style-complex="italic"/>
    </style:style>
    <style:style style:name="T32" style:family="text">
      <style:text-properties style:font-name="Lato" fo:font-size="10pt" fo:font-style="italic" officeooo:rsid="001d8b11" style:font-name-asian="Calibri1" style:font-size-asian="10pt" style:font-style-asian="italic" style:font-name-complex="Calibri1" style:font-size-complex="10pt" style:font-style-complex="italic"/>
    </style:style>
    <style:style style:name="T33" style:family="text">
      <style:text-properties style:font-name="Lato" fo:font-size="10pt" fo:font-style="italic" style:font-size-asian="10pt" style:font-style-asian="italic" style:font-size-complex="10pt" style:font-style-complex="italic"/>
    </style:style>
    <style:style style:name="T34" style:family="text">
      <style:text-properties style:font-name="Lato" fo:font-size="10pt" style:text-underline-style="solid" style:text-underline-width="auto" style:text-underline-color="font-color" style:font-name-asian="Calibri1" style:font-size-asian="10pt" style:font-name-complex="Calibri1" style:font-size-complex="10pt"/>
    </style:style>
    <style:style style:name="T35" style:family="text">
      <style:text-properties style:font-name="Lato" fo:font-size="12pt" fo:font-weight="bold" style:font-name-asian="Calibri1" style:font-size-asian="12pt" style:font-weight-asian="bold" style:font-name-complex="Calibri1" style:font-size-complex="12pt"/>
    </style:style>
    <style:style style:name="T36" style:family="text">
      <style:text-properties style:font-name="Lato" fo:font-size="10.5pt" style:text-underline-style="solid" style:text-underline-width="auto" style:text-underline-color="font-color" style:font-name-asian="Calibri1" style:font-size-asian="10.5pt" style:font-name-complex="Calibri1" style:font-size-complex="10.5pt"/>
    </style:style>
    <style:style style:name="T37" style:family="text">
      <style:text-properties style:font-name="Lato" fo:font-size="10.5pt" style:text-underline-style="none" style:font-name-asian="Calibri1" style:font-size-asian="10.5pt" style:font-name-complex="Calibri1" style:font-size-complex="10.5pt"/>
    </style:style>
    <style:style style:name="T38" style:family="text">
      <style:text-properties style:font-name="Lato" fo:font-size="10.5pt" fo:font-weight="bold" style:font-name-asian="Calibri1" style:font-size-asian="10.5pt" style:font-weight-asian="bold" style:font-name-complex="Calibri1" style:font-size-complex="10.5pt"/>
    </style:style>
    <style:style style:name="T39" style:family="text">
      <style:text-properties style:font-name="Lato" fo:font-size="10.5pt" fo:font-weight="bold" officeooo:rsid="001d8b11" style:font-name-asian="Calibri1" style:font-size-asian="10.5pt" style:font-weight-asian="bold" style:font-name-complex="Calibri1" style:font-size-complex="10.5pt"/>
    </style:style>
    <style:style style:name="T40" style:family="text">
      <style:text-properties fo:font-size="11pt" fo:background-color="#ffffff" loext:char-shading-value="0" style:font-name-asian="Calibri1" style:font-size-asian="11pt" style:font-name-complex="Calibri1" style:font-size-complex="11pt"/>
    </style:style>
    <style:style style:name="T41" style:family="text">
      <style:text-properties fo:font-size="10.5pt" style:text-underline-style="solid" style:text-underline-width="auto" style:text-underline-color="font-color" style:font-name-asian="Calibri1" style:font-size-asian="10.5pt" style:font-name-complex="Calibri1" style:font-size-complex="10.5pt"/>
    </style:style>
    <style:style style:name="T42" style:family="text">
      <style:text-properties fo:font-size="12pt" fo:font-weight="bold" style:font-name-asian="Calibri1" style:font-size-asian="12pt" style:font-weight-asian="bold" style:font-name-complex="Calibri1" style:font-size-complex="12pt"/>
    </style:style>
    <style:style style:name="T43" style:family="text">
      <style:text-properties style:text-underline-style="solid" style:text-underline-width="auto" style:text-underline-color="font-color" style:font-name-asian="Calibri1" style:font-name-complex="Calibri1"/>
    </style:style>
    <style:style style:name="T44" style:family="text">
      <style:text-properties style:font-name-asian="Calibri1" style:font-name-complex="Calibri1"/>
    </style:style>
    <style:style style:name="T45" style:family="text">
      <style:text-properties fo:font-style="italic" fo:font-weight="normal" style:font-name-asian="Calibri1" style:font-style-asian="italic" style:font-weight-asian="normal" style:font-name-complex="Calibri1" style:font-style-complex="italic" style:font-weight-complex="normal"/>
    </style:style>
    <style:style style:name="T46" style:family="text">
      <style:text-properties officeooo:rsid="001d8b11"/>
    </style:style>
    <style:style style:name="T47" style:family="text">
      <style:text-properties officeooo:rsid="001e8262"/>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Jonathan Shields</text:span><text:span text:style-name="T2"> </text:span></text:p>
      <text:p text:style-name="P32"/>
      <text:p text:style-name="P1"><text:span text:style-name="T3">(</text:span><text:span text:style-name="T4">929)-443-3357 </text:span><text:span text:style-name="T3">| jshieldsf@gmail.com | Queens, NY |</text:span><text:a xlink:type="simple" xlink:href="https://github.com/RedSummit1" text:style-name="ListLabel_20_46" text:visited-style-name="ListLabel_20_46"><text:span text:style-name="T3"> </text:span></text:a><text:a xlink:type="simple" xlink:href="https://github.com/RedSummit1" text:style-name="ListLabel_20_47" text:visited-style-name="ListLabel_20_47"><text:span text:style-name="T12">Github</text:span></text:a><text:span text:style-name="T3">|</text:span><text:a xlink:type="simple" xlink:href="https://www.linkedin.com/in/jonathan-shields1/" text:style-name="ListLabel_20_46" text:visited-style-name="ListLabel_20_46"><text:span text:style-name="T3"> </text:span></text:a><text:a xlink:type="simple" xlink:href="https://www.linkedin.com/in/jonathan-shields1/" text:style-name="ListLabel_20_47" text:visited-style-name="ListLabel_20_47"><text:span text:style-name="T12">Linkedin</text:span></text:a><text:span text:style-name="T3"> </text:span></text:p>
      <text:p text:style-name="P11"/>
      <text:p text:style-name="P10"><text:span text:style-name="T36">EDUCATION</text:span><text:span text:style-name="T37">:</text:span><text:span text:style-name="T24"> </text:span><text:span text:style-name="T25"><text:s/></text:span><text:span text:style-name="T5"><text:tab/><text:tab/><text:tab/><text:tab/><text:tab/><text:tab/><text:tab/><text:tab/><text:tab/><text:tab/> </text:span><text:span text:style-name="T26">Aug 2020 - May 2024</text:span></text:p>
      <text:p text:style-name="P17"><text:span text:style-name="T20">York College, City University of New York (CUNY)</text:span><text:span text:style-name="T18">,</text:span><text:span text:style-name="T40"> </text:span><text:span text:style-name="T18">Queens, NY</text:span></text:p>
      <text:p text:style-name="P19">Bachelor of Science in Computer Science <text:s/></text:p>
      <text:p text:style-name="P13"/>
      <text:p text:style-name="P26"><text:span text:style-name="T41">SKILLS</text:span><text:span text:style-name="T44"> </text:span></text:p>
      <text:p text:style-name="P2"><text:span text:style-name="T38">Programming Languages</text:span><text:span text:style-name="T35">:</text:span><text:span text:style-name="T7"> </text:span><text:span text:style-name="T26">Python, C++, Rust, SQL, HTML, CSS, Bash, JavaScript</text:span><text:span text:style-name="T6"> </text:span></text:p>
      <text:p text:style-name="P2"><text:span text:style-name="T38">Technologies</text:span><text:span text:style-name="T35">:</text:span><text:span text:style-name="T7"> </text:span><text:span text:style-name="T26">Vim, Linux, Git/Github, <text:s/></text:span></text:p>
      <text:p text:style-name="P13"/>
      <text:p text:style-name="P2"><text:span text:style-name="T36">PROJECTS</text:span><text:span text:style-name="T5"> </text:span></text:p>
      <text:p text:style-name="P30"><text:span text:style-name="T39">Decentrailzed Node</text:span><text:span text:style-name="T28">, </text:span><text:span text:style-name="T26">[</text:span><text:a xlink:type="simple" xlink:href="https://github.com/RedSummit1/Data-Science-Project-CTP-2023" text:style-name="ListLabel_20_48" text:visited-style-name="ListLabel_20_48"><text:span text:style-name="T16">Repository</text:span></text:a><text:span text:style-name="T26">] <text:tab/><text:tab/><text:tab/><text:tab/><text:tab/><text:tab/><text:tab/> <text:s text:c="4"/></text:span><text:span text:style-name="T27">Aug 2024</text:span><text:span text:style-name="T31"> - </text:span><text:span text:style-name="T32">Current</text:span></text:p>
      <text:list xml:id="list771774350" text:style-name="WWNum1">
        <text:list-item>
          <text:p text:style-name="P46">Developed a decentralized node system hosting lightweight Feed-Forward Neural Networks for sentiment analysis</text:p>
        </text:list-item>
        <text:list-item>
          <text:p text:style-name="P41">Implemented multiple APIs and communication protocols (TCP/HTTP) to enable seamless node interaction</text:p>
        </text:list-item>
        <text:list-item>
          <text:p text:style-name="P47">Perform peer to peer fine tuning of models via homomophic encryption to preserve privacy of model weights while fine tuning models on data hosted on other servers</text:p>
        </text:list-item>
        <text:list-item>
          <text:p text:style-name="P42"><text:span text:style-name="T47">Deployed distributed nodes across heterogeneous servers using Docker containerization</text:span></text:p>
        </text:list-item>
      </text:list>
      <text:p text:style-name="P2"><text:span text:style-name="T5"/></text:p>
      <text:p text:style-name="P9"><text:span text:style-name="T38">Fraud Detection Model</text:span><text:span text:style-name="T28"> , </text:span><text:span text:style-name="T26">[</text:span><text:a xlink:type="simple" xlink:href="https://github.com/RedSummit1/Data-Science-Project-CTP-2023" text:style-name="ListLabel_20_48" text:visited-style-name="ListLabel_20_48"><text:span text:style-name="T16">Repository</text:span></text:a><text:span text:style-name="T26">] <text:tab/><text:tab/><text:tab/><text:tab/><text:tab/><text:tab/><text:tab/> <text:s text:c="4"/></text:span><text:span text:style-name="T31">Oct 2023 - Dec 2023</text:span></text:p>
      <text:list xml:id="list222658788820381" text:continue-numbering="true" text:style-name="WWNum1">
        <text:list-item>
          <text:p text:style-name="P39">Developed and implemented a Neural Network model for fraud detection using Python, achieving 95% accuracy on test datasets</text:p>
        </text:list-item>
        <text:list-item>
          <text:p text:style-name="P39">Utilized TensorFlow and Scikit-learn libraries to build, train, and optimize machine learning algorithms for transaction analysis</text:p>
        </text:list-item>
        <text:list-item>
          <text:p text:style-name="P39">Created data visualizations with Seaborn, effectively communicating insights to stakeholders</text:p>
        </text:list-item>
        <text:list-item>
          <text:p text:style-name="P39">Deployed a user-friendly web application using Streamlit, increasing project visibility and user engagement by 50%</text:p>
        </text:list-item>
      </text:list>
      <text:p text:style-name="P20"/>
      <text:p text:style-name="P9"><text:span text:style-name="T38">CSV Editor</text:span><text:span text:style-name="T28">, </text:span><text:span text:style-name="T26">[</text:span><text:a xlink:type="simple" xlink:href="https://github.com/RedSummit1/Extra_Credit" text:style-name="ListLabel_20_49" text:visited-style-name="ListLabel_20_49"><text:span text:style-name="T13">Repository</text:span></text:a><text:span text:style-name="T26">] <text:tab/><text:tab/><text:tab/><text:tab/><text:tab/><text:tab/><text:tab/><text:tab/><text:tab/> <text:s text:c="4"/></text:span><text:span text:style-name="T25"><text:s text:c="3"/></text:span><text:span text:style-name="T31">April 2023</text:span></text:p>
      <text:list xml:id="list2895777994" text:style-name="WWNum3">
        <text:list-item>
          <text:p text:style-name="P43">Developed a robust Bash script for efficient CSV file manipulation, implementing full CRUD (Create, Read, Update, Delete) functionality</text:p>
        </text:list-item>
        <text:list-item>
          <text:p text:style-name="P43">Engineered I/O stream integration to ensure seamless data exchange and interoperability with various software ecosystems</text:p>
        </text:list-item>
        <text:list-item>
          <text:p text:style-name="P43">Implemented error handling and input validation to enhance script reliability and user experience</text:p>
        </text:list-item>
        <text:list-item>
          <text:p text:style-name="P43">Utilized advanced Bash scripting techniques including file operations, loop structures, and command substitution</text:p>
        </text:list-item>
        <text:list-item>
          <text:p text:style-name="P43">Demonstrated proficiency in Unix/Linux environments and command-line interfaces</text:p>
        </text:list-item>
      </text:list>
      <text:p text:style-name="P24"/>
      <text:p text:style-name="P2"><text:span text:style-name="T38">Task Management System,</text:span><text:span text:style-name="T28"> </text:span><text:span text:style-name="T26">[</text:span><text:a xlink:type="simple" xlink:href="https://github.com/RedSummit1/TodoListIdid-" text:style-name="ListLabel_20_49" text:visited-style-name="ListLabel_20_49"><text:span text:style-name="T13">Repository</text:span></text:a><text:span text:style-name="T26">]</text:span><text:span text:style-name="T29"> <text:tab/><text:tab/><text:tab/><text:tab/><text:tab/><text:tab/> <text:s text:c="2"/></text:span><text:span text:style-name="T33">Nov 2022 - Dec 2022</text:span></text:p>
      <text:list xml:id="list222659094753232" text:continue-list="list222658788820381" text:style-name="WWNum1">
        <text:list-item>
          <text:p text:style-name="P40">Developed a robust task management application using C++ and object-oriented programming principles</text:p>
        </text:list-item>
        <text:list-item>
          <text:p text:style-name="P40">Developed sorting algorithms and reverse functions to enhance list management capabilities</text:p>
        </text:list-item>
        <text:list-item>
          <text:p text:style-name="P40">Engineered a user-friendly command-line interface with multi-level menus for intuitive navigation</text:p>
        </text:list-item>
        <text:list-item>
          <text:p text:style-name="P40">Implemented error handling and input validation to ensure application stability</text:p>
        </text:list-item>
      </text:list>
      <text:p text:style-name="P25"/>
      <text:p text:style-name="P22"><text:span text:style-name="T43">RELEVANT EXPERIENCE</text:span><text:span text:style-name="T44"> </text:span></text:p>
      <text:p text:style-name="P6"><text:span text:style-name="T35">Modelex</text:span><text:span text:style-name="T17"><text:tab/></text:span><text:span text:style-name="T31">Aug 2024 - Current</text:span></text:p>
      <text:p text:style-name="P5"><text:span text:style-name="T30">Software Developer </text:span><text:span text:style-name="T6"><text:tab/></text:span></text:p>
      <text:list xml:id="list2288346052" text:style-name="WWNum5">
        <text:list-item>
          <text:p text:style-name="P44">Created a dashboard for monitoring blockchain nodes, improving network visibility and management</text:p>
        </text:list-item>
        <text:list-item>
          <text:p text:style-name="P44">Developed a program for secure signing and deployment of smart contracts on Ethereum, ensuring maximum security protocols throughout the transaction process.</text:p>
        </text:list-item>
        <text:list-item>
          <text:p text:style-name="P44">Implementing CI/CD pipelines to streamline our development and release processes.</text:p>
        </text:list-item>
      </text:list>
      <text:p text:style-name="P21"/>
      <text:p text:style-name="P6"><text:span text:style-name="T35"/></text:p>
      <text:p text:style-name="P6"><text:soft-page-break/><text:span text:style-name="T35">Lendvest</text:span><text:span text:style-name="T17"><text:tab/></text:span><text:span text:style-name="T31">Mar 2024 - Aug 2024</text:span></text:p>
      <text:p text:style-name="P5"><text:span text:style-name="T8">Software Developer </text:span><text:span text:style-name="T6"><text:tab/></text:span></text:p>
      <text:list xml:id="list222658468270513" text:continue-numbering="true" text:style-name="WWNum5">
        <text:list-item>
          <text:p text:style-name="P28"><text:span text:style-name="T6">Member of a four-person team for the </text:span><text:a xlink:type="simple" xlink:href="https://nycnode.org/" text:style-name="ListLabel_20_48" text:visited-style-name="ListLabel_20_48"><text:span text:style-name="T14">NYC Node project</text:span></text:a><text:span text:style-name="T6">, <text:s/>a government-sponsored initiative facilitating open access to blockchain data from the Ethereum blockchain for both private sectors and research purposes.</text:span></text:p>
        </text:list-item>
        <text:list-item>
          <text:p text:style-name="P33">Currently contributing to development of new methodologies of performing financial analysis within cryptocurrency markets by incorporating vector operations on blockchain data.</text:p>
        </text:list-item>
        <text:list-item>
          <text:p text:style-name="P37">Worked with a team to develop FAISS-IVF indexes using Llama Index by creating embeddings for efficient vector-based search.</text:p>
        </text:list-item>
        <text:list-item>
          <text:p text:style-name="P37">Project is set for co-development with IBM with the goal of listing an enterprise grade application on IBM's marketplace.</text:p>
        </text:list-item>
      </text:list>
      <text:p text:style-name="P34"/>
      <text:p text:style-name="P23"><text:span text:style-name="T42">Runwei™ | AI &amp; ML for Financial Inclusion and Economic Mobility</text:span><text:span text:style-name="T23"> </text:span><text:span text:style-name="T45">J<text:tab/>an 2024 - April 2024<text:tab/></text:span><text:span text:style-name="T11"> </text:span><text:span text:style-name="T23"><text:tab/></text:span></text:p>
      <text:p text:style-name="P38">Software Developer <text:s text:c="144"/></text:p>
      <text:list xml:id="list222660082171952" text:continue-numbering="true" text:style-name="WWNum5">
        <text:list-item>
          <text:p text:style-name="P48">Engineered a robust web scraper as part of a four-person development team, focusing on data collection for small business resources</text:p>
        </text:list-item>
        <text:list-item>
          <text:p text:style-name="P44">Implemented advanced web scraping techniques using Python libraries including Beautiful Soup and Scrapy</text:p>
        </text:list-item>
        <text:list-item>
          <text:p text:style-name="P44">Contributed to the creation of a recommendation system for small businesses, enhancing financial inclusion and economic mobility</text:p>
        </text:list-item>
        <text:list-item>
          <text:p text:style-name="P44">Optimized scraper performance and data processing efficiency, resulting in a 30% reduction in data collection time</text:p>
        </text:list-item>
      </text:list>
      <text:p text:style-name="P15"/>
      <text:p text:style-name="P4"><text:span text:style-name="T35">CUNY Tech Prep</text:span><text:span text:style-name="T17"><text:tab/></text:span></text:p>
      <text:p text:style-name="P4"><text:span text:style-name="T8">Data Science Fellow </text:span><text:span text:style-name="T6"><text:tab/></text:span><text:span text:style-name="T31">Jul 2023 - Aug 2024</text:span></text:p>
      <text:list xml:id="list222660572583123" text:continue-numbering="true" text:style-name="WWNum5">
        <text:list-item>
          <text:p text:style-name="P48">Selected for a competitive data science fellowship with students from the 11 CUNY senior colleges where Fellows create technical projects using tools such as Python 3, Jupyter Notebooks, Pandas, Numpy, Scikit-learn, and SQL</text:p>
        </text:list-item>
        <text:list-item>
          <text:p text:style-name="P49">Participate in weekly courses and learn industry best practices for exploratory data analysis (EDA), feature engineering, data collection and processing, statistical modeling, data visualization, machine learning techniques, data science process, and big data</text:p>
        </text:list-item>
      </text:list>
      <text:p text:style-name="P16"/>
      <text:p text:style-name="P2"><text:span text:style-name="T35">City University of New York (CUNY) </text:span><text:span text:style-name="T6"><text:s/></text:span></text:p>
      <text:p text:style-name="P7"><text:span text:style-name="T8">CUNY Tutor</text:span><text:span text:style-name="T6"><text:tab/></text:span><text:span text:style-name="T31">Jan 2023 - Aug 2024</text:span></text:p>
      <text:list xml:id="list2770990044" text:style-name="WWNum2">
        <text:list-item>
          <text:p text:style-name="P45">Design and implement curriculum for HTML, CSS, and Bash programming courses tailored to middle and high school students</text:p>
        </text:list-item>
        <text:list-item>
          <text:p text:style-name="P45">Utilize various teaching methodologies to accommodate diverse learning styles and skill levels</text:p>
        </text:list-item>
        <text:list-item>
          <text:p text:style-name="P45">Collaborate with other tutors and faculty to share best practices and maintain consistent educational standards</text:p>
        </text:list-item>
        <text:list-item>
          <text:p text:style-name="P45">Maintain up-to-date knowledge of web development trends and programming best practices to ensure relevant instruction</text:p>
        </text:list-item>
      </text:list>
      <text:p text:style-name="P12"/>
      <text:p text:style-name="P2"><text:span text:style-name="T34">SUPPORTING EXPERIENCE</text:span><text:span text:style-name="T5"> </text:span><text:span text:style-name="T6"><text:s/></text:span></text:p>
      <text:p text:style-name="P8"><text:span text:style-name="T35">Undergraduate Computer Science Researcher </text:span><text:span text:style-name="T7">(</text:span><text:a xlink:type="simple" xlink:href="https://easychair.org/publications/paper/MSbn" text:style-name="ListLabel_20_48" text:visited-style-name="ListLabel_20_48"><text:span text:style-name="T15">paper</text:span></text:a><text:span text:style-name="T7">)</text:span><text:span text:style-name="T17"><text:tab/></text:span><text:span text:style-name="T31">Jun 2020 - Jun 2024</text:span></text:p>
      <text:list xml:id="list3960280312" text:style-name="WWNum4">
        <text:list-item>
          <text:p text:style-name="P35">Conducted extensive research on optimizing recursive algorithms in graph and tree data structures</text:p>
        </text:list-item>
        <text:list-item>
          <text:p text:style-name="P36">Presented research findings through poster and oral presentations at the American Association for the Advancement of Science (AAAS) conference</text:p>
        </text:list-item>
        <text:list-item>
          <text:p text:style-name="P36">Collaborated with faculty advisor Dr. Thitima Srivatanakul on research methodology and paper writing</text:p>
        </text:list-item>
        <text:list-item>
          <text:p text:style-name="P36">Gained hands-on experience with data structures, algorithmic analysis, and scientific writing</text:p>
        </text:list-item>
      </text:list>
      <text:p text:style-name="P13"><text:s/></text:p>
      <text:p text:style-name="P2"><text:span text:style-name="T34">ASSOCIATIONS</text:span><text:span text:style-name="T9"> </text:span><text:span text:style-name="T10"><text:s/></text:span></text:p>
      <text:p text:style-name="P18"><text:span text:style-name="T22">Scholar, </text:span><text:span text:style-name="T19">National Science Foundation (NSF) in Science, Technology, Engineering, and Mathematics Program (S-STEM)</text:span></text:p>
      <text:p text:style-name="P18"><text:span text:style-name="T22">Member, </text:span><text:span text:style-name="T19">Black Male Initiative</text:span><text:span text:style-name="T21"> </text:span></text:p>
      <text:p text:style-name="P14"/>
      <text:p text:style-name="P13"/>
      <text:p text:style-name="P3"><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ato" svg:font-family="Lato"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Label_20_1" style:display-name="ListLabel 1" style:family="text">
      <style:text-properties style:font-name="Lato" fo:font-family="Lato" style:font-pitch="variable" fo:font-size="8pt" style:text-underline-style="none" style:font-size-asian="7pt" style:font-size-complex="8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ato" fo:font-family="Lato" style:font-pitch="variable" fo:font-size="8pt" style:text-underline-style="none" style:font-size-asian="7pt" style:font-size-complex="8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ato" fo:font-family="Lato" style:font-pitch="variable" fo:font-size="8pt" style:text-underline-style="none" style:font-size-asian="7pt" style:font-size-complex="8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Lato" fo:font-family="Lato" style:font-pitch="variable" fo:font-size="8pt" style:text-underline-style="none" style:font-size-asian="7pt" style:font-size-complex="8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Lato" fo:font-family="Lato" style:font-pitch="variable" fo:font-size="8pt" style:text-underline-style="none" style:font-size-asian="7pt" style:font-size-complex="8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0000ff"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8" style:display-name="ListLabel 48" style:family="text">
      <style:text-properties fo:color="#1155cc" loext:opacity="100%" style:font-name="Calibri" fo:font-family="Calibri" style:font-family-generic="roman" style:font-pitch="variable" fo:font-size="10pt" style:text-underline-style="solid" style:text-underline-width="auto" style:text-underline-color="font-color"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ListLabel_20_49" style:display-name="ListLabel 49" style:family="text">
      <style:text-properties fo:color="#0000ff" loext:opacity="100%" style:font-name="Calibri" fo:font-family="Calibri" style:font-family-generic="roman" style:font-pitch="variable" fo:font-size="10pt" style:text-underline-style="solid" style:text-underline-width="auto" style:text-underline-color="font-color"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75in" fo:margin-left="0.7in" fo:margin-right="0.7in" style:writing-mode="lr-tb" style:layout-grid-color="#c0c0c0" style:layout-grid-lines="2476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10-25T22:26:58.266734379</dc:date>
    <meta:editing-duration>PT7H14M11S</meta:editing-duration>
    <meta:editing-cycles>6</meta:editing-cycles>
    <meta:document-statistic meta:table-count="0" meta:image-count="0" meta:object-count="0" meta:page-count="3" meta:paragraph-count="68" meta:word-count="818" meta:character-count="5997" meta:non-whitespace-character-count="5049"/>
  </office:meta>
</office:document-meta>
</file>